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Accurate Biot-Savart Routines</text:p>
            <text:p>with Correct Asymptotic Behavior</text:p>
            <text:p/>
            <text:p><text:span text:style-name="T1">J. Schilling</text:span><text:span text:style-name="T2">, J. Svensson, U. Höfel, J. Geiger</text:span></text:p>
            <text:p/>
            <text:p><text:span text:style-name="T3">Acknowledgments:</text:span></text:p>
            <text:p><text:span text:style-name="T2">S. Hudson, C. Zh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4:54:52.632404030</meta:creation-date>
    <dc:date>2022-05-23T14:57:55.431165612</dc:date>
    <meta:editing-duration>PT3M3S</meta:editing-duration>
    <meta:editing-cycles>3</meta:editing-cycles>
    <meta:generator>LibreOffice/7.2.7.2$Linux_X86_64 LibreOffice_project/20$Build-2</meta:generator>
    <meta:document-statistic meta:object-count="28"/>
  </office:meta>
</office:document-meta>
</file>